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1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6.4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4"/>
          <table:table-cell/>
        </table:table-row>
        <table:table-row table:style-name="ro4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4"/>
          <table:table-cell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4"/>
          <table:table-cell/>
        </table:table-row>
        <table:table-row table:style-name="ro4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20.833333333333" calcext:value-type="float">
            <text:p>220,8333333333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0" calcext:value-type="float">
            <text:p>70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4"/>
          <table:table-cell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8" office:value-type="string" calcext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potion de vie</text:p>
          </table:table-cell>
          <table:table-cell table:style-name="ce12" office:value-type="string" calcext:value-type="string">
            <text:p>+50 pv</text:p>
          </table:table-cell>
          <table:table-cell table:style-name="ce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grande potion de vie</text:p>
          </table:table-cell>
          <table:table-cell table:style-name="ce12" office:value-type="string" calcext:value-type="string">
            <text:p>+100 pv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énorme potion de vie</text:p>
          </table:table-cell>
          <table:table-cell table:style-name="ce12" office:value-type="string" calcext:value-type="string">
            <text:p>+250 p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5">
          <table:table-cell table:number-columns-repeated="9"/>
          <table:table-cell table:style-name="ce9" office:value-type="string" calcext:value-type="string">
            <text:p>potion de force</text:p>
          </table:table-cell>
          <table:table-cell table:style-name="ce12" office:value-type="string" calcext:value-type="string">
            <text:p>Atk +50 mag +50 pour 2 tour</text:p>
          </table:table-cell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 calcext:value-type="string">
            <text:p>grande potion de force</text:p>
          </table:table-cell>
          <table:table-cell table:style-name="ce12" office:value-type="string" calcext:value-type="string">
            <text:p>atk +100 mag +100 pour 2 tou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énorme potion de force</text:p>
          </table:table-cell>
          <table:table-cell table:style-name="ce12" office:value-type="string" calcext:value-type="string">
            <text:p>atk +150 mag +150 pour 1 to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4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'armure</text:p>
          </table:table-cell>
          <table:table-cell table:style-name="ce12" office:value-type="string" calcext:value-type="string">
            <text:p>Def +5 res +5 pour 2 tour</text:p>
          </table:table-cell>
          <table:table-cell table:number-columns-repeated="3"/>
        </table:table-row>
        <table:table-row table:style-name="ro5">
          <table:table-cell table:number-columns-repeated="9"/>
          <table:table-cell table:style-name="ce9" office:value-type="string" calcext:value-type="string">
            <text:p>grande potion d'armure</text:p>
          </table:table-cell>
          <table:table-cell table:style-name="ce12" office:value-type="string" calcext:value-type="string">
            <text:p>def +10 res +10 pour 2 tour (ignore la limite de res)</text:p>
          </table:table-cell>
          <table:table-cell table:number-columns-repeated="3"/>
        </table:table-row>
        <table:table-row table:style-name="ro8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9" office:value-type="string" calcext:value-type="string">
            <text:p>énorme potion d'armure</text:p>
          </table:table-cell>
          <table:table-cell table:style-name="ce12" office:value-type="string" calcext:value-type="string">
            <text:p>Def +20 res +20 pour 1 tour (ignore la limite de re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e vitesse</text:p>
          </table:table-cell>
          <table:table-cell table:style-name="ce12" office:value-type="string" calcext:value-type="string">
            <text:p>Vit +100 pour un combat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otion de précision</text:p>
          </table:table-cell>
          <table:table-cell table:style-name="ce12" office:value-type="string" calcext:value-type="string">
            <text:p>Prec +50 pour un combat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3"/>
        </table:table-row>
        <table:table-row table:style-name="ro8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9" office:value-type="string" calcext:value-type="string">
            <text:p>potion de critique</text:p>
          </table:table-cell>
          <table:table-cell table:style-name="ce12" office:value-type="string" calcext:value-type="string">
            <text:p>Crit +5 pour 4 tour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grande potion de critique</text:p>
          </table:table-cell>
          <table:table-cell table:style-name="ce12" office:value-type="string" calcext:value-type="string">
            <text:p>crit +10 pour 3 tour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énorme potion de critique</text:p>
          </table:table-cell>
          <table:table-cell table:style-name="ce12" office:value-type="string" calcext:value-type="string">
            <text:p>crit +15 pour 2 to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3"/>
        </table:table-row>
        <table:table-row table:style-name="ro8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3"/>
        </table:table-row>
        <table:table-row table:style-name="ro8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number-columns-repeated="3"/>
        </table:table-row>
        <table:table-row table:style-name="ro5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 table:number-columns-repeated="2"/>
        </table:table-row>
        <table:table-row table:style-name="ro9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12.5" calcext:value-type="float">
            <text:p>212,5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number-columns-repeated="2"/>
        </table:table-row>
        <table:table-row table:style-name="ro10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Ennemis</text:p>
          </table:table-cell>
          <table:table-cell table:style-name="Default" office:value-type="string" calcext:value-type="string">
            <text:p>PV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v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iveau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R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2 ou 4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bel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2 ou 4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igl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Slim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entaur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oup-garo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raingnées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arapateu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lem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et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éan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éan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Na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Elfs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52:52.8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5-12T11:56:10.260000000</dc:date>
    <meta:editing-duration>PT6H24M48S</meta:editing-duration>
    <meta:editing-cycles>32</meta:editing-cycles>
    <meta:document-statistic meta:table-count="1" meta:cell-count="455" meta:object-count="0"/>
  </office:meta>
</office:document-meta>
</file>